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CF00000169F51A8783.png"/>
  <manifest:file-entry manifest:media-type="image/png" manifest:full-path="Pictures/10000000000004AF0000031ECE2772FA.png"/>
  <manifest:file-entry manifest:media-type="image/png" manifest:full-path="Pictures/1000000000000325000002182D3445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917cm" svg:y="1.676cm" svg:width="15cm" svg:height="9.987cm" draw:z-index="0"><draw:image xlink:href="Pictures/1000000000000325000002182D3445CA.png" xlink:type="simple" xlink:show="embed" xlink:actuate="onLoad"/></draw:frame></text:p>
      <text:p text:style-name="Standard">BASE DE DATOS</text:p>
      <text:p text:style-name="Standard"/>
      <text:p text:style-name="Standard"><draw:frame draw:style-name="fr1" draw:name="gráficos2" text:anchor-type="paragraph" svg:x="1cm" svg:y="10.954cm" svg:width="15cm" svg:height="4.397cm" draw:z-index="1"><draw:image xlink:href="Pictures/10000000000004CF00000169F51A8783.png" xlink:type="simple" xlink:show="embed" xlink:actuate="onLoad"/></draw:frame><text:bookmark text:name="_GoBack"/>Tabla Preguntas</text:p>
      <text:p text:style-name="P1"/>
      <text:p text:style-name="P1"><draw:frame draw:style-name="fr1" draw:name="gráficos3" text:anchor-type="paragraph" svg:x="1.071cm" svg:y="2.111cm" svg:width="15cm" svg:height="9.982cm" draw:z-index="2"><draw:image xlink:href="Pictures/10000000000004AF0000031ECE2772FA.png" xlink:type="simple" xlink:show="embed" xlink:actuate="onLoad"/></draw:frame>Tabla Respues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5T09:50:08.10</meta:creation-date>
    <meta:document-statistic meta:table-count="0" meta:image-count="3" meta:object-count="0" meta:page-count="1" meta:paragraph-count="3" meta:word-count="7" meta:character-count="44"/>
    <dc:date>2019-02-05T09:51:01.46</dc:date>
    <meta:editing-duration>PT53S</meta:editing-duration>
    <meta:editing-cycles>1</meta:editing-cycles>
    <meta:generator>OpenOffice/4.1.3$Win32 OpenOffice.org_project/413m1$Build-9783</meta:generator>
  </office:meta>
</office:document-meta>
</file>